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weight="bold" officeooo:rsid="0008bc1e" officeooo:paragraph-rsid="0008bc1e" style:font-weight-asian="bold" style:font-weight-complex="bold"/>
    </style:style>
    <style:style style:name="P2" style:family="paragraph" style:parent-style-name="Standard">
      <style:text-properties style:font-name="Century Schoolbook L" fo:font-weight="normal" officeooo:rsid="0008bc1e" officeooo:paragraph-rsid="0008bc1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 {font-size:12pt; margin-left: 15px}</text:p>
      <text:p text:style-name="P1">p.verse {color:maroon; margin-left: 60px}</text:p>
      <text:p text:style-name="P1"/>
      <text:p text:style-name="P2">Se ve diferente porque en la hoja de estilos hemos puesto que los dos primeros parrafos que no tienen clase tengan de tamaño 12 pt y margen izquierdo 15 px y en los parrafos con class verse se <text:s/>vean de color marron rojizo y con un margen de 60 p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2:31:22.381297144</meta:creation-date>
    <meta:generator>LibreOffice/5.1.6.2$Linux_X86_64 LibreOffice_project/10m0$Build-2</meta:generator>
    <dc:date>2017-11-15T12:34:35.963112353</dc:date>
    <meta:editing-duration>PT3M14S</meta:editing-duration>
    <meta:editing-cycles>1</meta:editing-cycles>
    <meta:document-statistic meta:table-count="0" meta:image-count="0" meta:object-count="0" meta:page-count="1" meta:paragraph-count="3" meta:word-count="58" meta:character-count="325" meta:non-whitespace-character-count="269"/>
  </office:meta>
</office:document-meta>
</file>